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7108a" officeooo:paragraph-rsid="0017108a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ca04" officeooo:paragraph-rsid="000fca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1f102e4" officeooo:paragraph-rsid="000fca0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1f102e4" officeooo:paragraph-rsid="026e371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1f102e4" officeooo:paragraph-rsid="000fca0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00fca0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23a36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caa41c" officeooo:paragraph-rsid="01f8651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263f7c4" officeooo:paragraph-rsid="0263f7c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ca04" officeooo:paragraph-rsid="01e6aa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6a2f89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fadeca" officeooo:paragraph-rsid="0262dce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263f7c4" officeooo:paragraph-rsid="0263f7c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2712c88" officeooo:paragraph-rsid="02712c8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2722da7" officeooo:paragraph-rsid="02722da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2767f38" officeooo:paragraph-rsid="02767f3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27c3d22" officeooo:paragraph-rsid="027c3d2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267d835" officeooo:paragraph-rsid="000fca0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267d835" officeooo:paragraph-rsid="026e371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2793f64" officeooo:paragraph-rsid="02793f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267d835" officeooo:paragraph-rsid="0267d835" style:font-size-asian="14pt" style:font-weight-asian="bold" style:font-size-complex="14pt" style:font-weight-complex="bold"/>
    </style:style>
    <style:style style:name="T1" style:family="text">
      <style:text-properties officeooo:rsid="019191c8"/>
    </style:style>
    <style:style style:name="T2" style:family="text">
      <style:text-properties officeooo:rsid="01f696c6"/>
    </style:style>
    <style:style style:name="T3" style:family="text">
      <style:text-properties fo:font-weight="bold" officeooo:rsid="02573d1b" style:font-weight-asian="bold" style:font-weight-complex="bold"/>
    </style:style>
    <style:style style:name="T4" style:family="text">
      <style:text-properties officeooo:rsid="02573d1b"/>
    </style:style>
    <style:style style:name="T5" style:family="text">
      <style:text-properties style:font-name="Liberation Serif" fo:font-size="12pt" officeooo:rsid="019191c8" style:font-size-asian="12pt" style:font-size-complex="12pt"/>
    </style:style>
    <style:style style:name="T6" style:family="text">
      <style:text-properties style:font-name="Liberation Serif" fo:font-size="12pt" fo:font-weight="normal" officeooo:rsid="00d2eadb" style:font-size-asian="12pt" style:font-weight-asian="normal" style:font-size-complex="12pt" style:font-weight-complex="normal"/>
    </style:style>
    <style:style style:name="T7" style:family="text">
      <style:text-properties officeooo:rsid="027299f0"/>
    </style:style>
    <style:style style:name="T8" style:family="text">
      <style:text-properties officeooo:rsid="0274cd0d"/>
    </style:style>
    <style:style style:name="T9" style:family="text">
      <style:text-properties officeooo:rsid="0278ff92"/>
    </style:style>
    <style:style style:name="T10" style:family="text">
      <style:text-properties officeooo:rsid="027dce26"/>
    </style:style>
    <style:style style:name="T11" style:family="text">
      <style:text-properties officeooo:rsid="028322dc"/>
    </style:style>
    <style:style style:name="T12" style:family="text">
      <style:text-properties officeooo:rsid="0283ec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3">Gabriel Martins de Miranda – 13/0111350</text:p>
      <text:p text:style-name="P1"/>
      <text:p text:style-name="P4">1. Título do capítulo</text:p>
      <text:p text:style-name="P14"><text:tab/><text:span text:style-name="T5">Design and Coding of Parallel Programs</text:span><text:span text:style-name="T2">.</text:span></text:p>
      <text:p text:style-name="P4">2. Objetivo do capítulo</text:p>
      <text:p text:style-name="P10"><text:tab/><text:span text:style-name="T4">Aborda os problemas encontrados na construção e codificação de programas paralelos. Apresenta duas abordagens essenciais na construção, que são a </text:span><text:span text:style-name="T3">abordagem dirigida a dados paralelos</text:span><text:span text:style-name="T4"> e a </text:span><text:span text:style-name="T3">abordagem dirigida a controle paralelo</text:span><text:span text:style-name="T4">. Na primeira, dados são particionados entre processos e cada um executa instruções similares sobre eles. Na segunda, tarefas são particionadas entre os processos, cada um executando comandos diferentes. A maioria dos programas usa as duas abordagens em conjunto, mas a dirigida a dados é mais comum, mais simples e escalável.</text:span></text:p>
      <text:p text:style-name="P4"/>
      <text:p text:style-name="P4">3. Resumo do capítulo</text:p>
      <text:p text:style-name="P11"><text:tab/>Foi vista a construção e codificação de programas paralelos, que podem ser classificados </text:p>
      <text:p text:style-name="P11">como orientados a dados ou controle. No primeiro, os dados são divididos entre os processos </text:p>
      <text:p text:style-name="P11">que executam praticamente as mesmas instruções. No segundo, são divididos em tarefas, portanto </text:p>
      <text:p text:style-name="P11">processos diferentes têm funções diferentes. Há o híbrido, mas o a abordagem a dados é mais comum, já que é mais fácil e escalável. </text:p>
      <text:p text:style-name="P11"><text:tab/>A orientação a dados foi ilustrada no problema de solução de sistema linear usando método de Jacobi. Foi visto que o método permite fácia paralelização dos dados escalares (n e tolerância de convergência) e vetores, que foram divididos e comunicados entre os processos. </text:p>
      <text:p text:style-name="P11"><text:tab/>Foi codificado também um programa para ordenar uma lista distribuída, em aboradagem paralela de dados, seguindo o padrão serial de codificação. Foi construído de duas formas, tanto de cima para baixo quanto de baixo para cima, com funções de debug e macros. </text:p>
      <text:p text:style-name="P11"><text:tab/>Foram vistas duas funções novas, MPI_Alltoall e MPI_Alltoallv, que dividem send_buffer entre processos dentro de comm. No primeiro, o tamanho de cada dado é fixo, enquanto no segundo é configurável.</text:p>
      <text:p text:style-name="P4"><text:tab/><text:span text:style-name="T6"><text:tab/></text:span></text:p>
      <text:p text:style-name="P4">4. Solução dos exercícios</text:p>
      <text:p text:style-name="P5"/>
      <text:p text:style-name="P20">1. Jacobi paralelo de forma que não assuma que n é divisível por p.</text:p>
      <text:p text:style-name="P16">Ok, para contornar este problema, testa-se se n%p é zero, ou seja, n é divisível por p para executar o método. <text:span text:style-name="T8">O programa foi rodado e convergiu para os valores de p = 2; n = 2; tolerance = 0.01; iterations = 1000; matriz de entrada = 2 1; 1 2; matriz do lado direito = 3 3; resultando em 1.0 ;1.0.</text:span></text:p>
      <text:p text:style-name="P18">Levou-se em conta que a matriz de entrada deve ser estritamente diagonal dominante, <text:span text:style-name="T9">ou seja, o valor absoluto da diagonal na linha deve ser maior que soma absoluta dos outros valores na linha.</text:span></text:p>
      <text:p text:style-name="P7"/>
      <text:p text:style-name="P21">2. drand48 e srand48 são usados para gerar doubles aleatórios. Se gerados para processos diferentes, como garantir que serão independentes entre eles?</text:p>
      <text:p text:style-name="P17">Para funções de geração de números pseudo-aleatórios <text:span text:style-name="T7">serem eficientes é necessário que se tenha um valor semente. Para garantir que a ordem dos números gerados sejam diferentes </text:span><text:s/><text:span text:style-name="T7">para cada processo, é necessário que cada um deles tenha uma semente diferente. Isto pode ser feito usando um número que seja exclusivo do processo, tal como seu rank ou múltiplos dele.</text:span></text:p>
      <text:p text:style-name="P6"><text:tab/></text:p>
      <text:p text:style-name="P23">5. Programas</text:p>
      <text:p text:style-name="P23"/>
      <text:p text:style-name="P22">1. Use o gerador de números aleatórios para gerar entradas na matriz. Explique o que deve ser feito para as diagonais. </text:p>
      <text:p text:style-name="P19"><text:soft-page-break/>Usou-se o princípio das sementes como sendo o rank dos processos para gerar os números. Para a diagona<text:span text:style-name="T10">l</text:span>, usou-se a soma dos valores da linha mais um valor aleat<text:span text:style-name="T12">ó</text:span>rio.</text:p>
      <text:p text:style-name="P7"/>
      <text:p text:style-name="P4">6. Conclusão</text:p>
      <text:p text:style-name="P9"><text:tab/><text:span text:style-name="T11">Por meio do capítulo entendeu-se abordagens usadas em programas paralelos, para divisão de dados e controle. Foi possível ter um exemplo prático do método de Jacobi para solução de sistemas lineares. Como o método é bastante paralelizável, foi possível usar a abordagem orientada a dados nele.</text:span><text:tab/></text:p>
      <text:p text:style-name="P8"/>
      <text:p text:style-name="P4">7. Referências consultadas</text:p>
      <text:p text:style-name="P12"><text:tab/><text:span text:style-name="T1">Parallel Programming with MPI by Peter Pacheco ; Design and Coding of Parallel Programs – chapter ten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10-13T09:51:35.405550320</dc:date>
    <meta:editing-duration>PT22H36M42S</meta:editing-duration>
    <meta:editing-cycles>518</meta:editing-cycles>
    <meta:generator>LibreOffice/5.1.4.2$Linux_X86_64 LibreOffice_project/10m0$Build-2</meta:generator>
    <meta:document-statistic meta:table-count="0" meta:image-count="0" meta:object-count="0" meta:page-count="2" meta:paragraph-count="29" meta:word-count="602" meta:character-count="3697" meta:non-whitespace-character-count="3100"/>
  </office:meta>
</office:document-meta>
</file>